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3.26pt"/>
    </style:style>
    <style:style style:name="co2" style:family="table-column">
      <style:table-column-properties fo:break-before="auto" style:column-width="98.7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" fo:font-size="12pt"/>
    </style:style>
  </office:automatic-styles>
  <office:body>
    <office:spreadsheet>
      <table:calculation-settings table:automatic-find-labels="false"/>
      <table:table table:name="Default Dataset" table:style-name="ta1">
        <table:shapes>
          <draw:frame draw:z-index="0" draw:style-name="gr1" draw:text-style-name="P1" svg:width="434.89pt" svg:height="527.75pt" svg:x="346.45pt" svg:y="76.79pt">
            <loext:p draw:notify-on-update-of-ranges="'Default Dataset'.D8:'Default Dataset'.D79 'Default Dataset'.E8:'Default Dataset'.E7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34.89pt" svg:height="527.75pt" svg:x="482.46pt" svg:y="1099.93pt">
            <loext:p draw:notify-on-update-of-ranges="'Default Dataset'.D87:'Default Dataset'.D158 'Default Dataset'.E87:'Default Dataset'.E15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Samples from antenna measurement in paper “Influence of car panorama glass roofs on Car2Car communication”</text:p>
          </table:table-cell>
          <table:table-cell table:style-name="ce1"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enna diagram of monopole antenna mounted on a roof with panorama glass window (see fig. 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mples taken in a 5 degrees grid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Angle in °</text:p>
          </table:table-cell>
          <table:table-cell table:style-name="ce1" office:value-type="string" calcext:value-type="string">
            <text:p>Antenna gain in dBi</text:p>
          </table:table-cell>
          <table:table-cell table:style-name="ce2" office:value-type="string" calcext:value-type="string" table:number-columns-spanned="1" table:number-rows-spanned="73">
            <text:p>-14.962 -14.531 -14.035 -15.912 -13.103 -11.064 -9.902 -4.728 -6.49 -4.516 -2.66 -0.206 -1.223 2.692 3.219 2.568 3.52 5.896 6.006 6.384 5.405 5.279 5.243 5.433 3.03 2.296 1.664 0.618 1.708 -0.457 1.822 -0.799 1.658 2.735 0.948 0.622 1.156 2.046 1.655 2.611 1.335 -0.108 1.857 0.207 1.221 1.316 2.706 3.575 5.188 7.051 5.599 6.507 7.22 6.805 6.252 6.154 4.16 2.247 3.291 2.866 -1.093 -0.769 -2.331 -4.004 -5.806 -4.79 -10.014 -12.566 -15.903 -14.306 -11.265 -14.368 </text:p>
          </table:table-cell>
          <table:table-cell table:style-name="ce1" office:value-type="string" calcext:value-type="string">
            <text:p>Angle in °</text:p>
          </table:table-cell>
          <table:table-cell table:style-name="ce1" office:value-type="string" calcext:value-type="string">
            <text:p>Antenna gain in dBi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4.962" calcext:value-type="float">
            <text:p>-14.962</text:p>
          </table:table-cell>
          <table:covered-table-cell/>
          <table:table-cell office:value-type="string" calcext:value-type="string">
            <text:p>0°</text:p>
          </table:table-cell>
          <table:table-cell office:value-type="float" office:value="-14.962" calcext:value-type="float">
            <text:p>-14.96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4.531" calcext:value-type="float">
            <text:p>-14.531</text:p>
          </table:table-cell>
          <table:covered-table-cell/>
          <table:table-cell/>
          <table:table-cell office:value-type="float" office:value="-14.368" calcext:value-type="float">
            <text:p>-14.36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4.035" calcext:value-type="float">
            <text:p>-14.035</text:p>
          </table:table-cell>
          <table:covered-table-cell/>
          <table:table-cell/>
          <table:table-cell office:value-type="float" office:value="-11.265" calcext:value-type="float">
            <text:p>-11.26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5.912" calcext:value-type="float">
            <text:p>-15.912</text:p>
          </table:table-cell>
          <table:covered-table-cell/>
          <table:table-cell/>
          <table:table-cell office:value-type="float" office:value="-14.306" calcext:value-type="float">
            <text:p>-14.30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3.103" calcext:value-type="float">
            <text:p>-13.103</text:p>
          </table:table-cell>
          <table:covered-table-cell/>
          <table:table-cell/>
          <table:table-cell office:value-type="float" office:value="-15.903" calcext:value-type="float">
            <text:p>-15.90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1.064" calcext:value-type="float">
            <text:p>-11.064</text:p>
          </table:table-cell>
          <table:covered-table-cell/>
          <table:table-cell/>
          <table:table-cell office:value-type="float" office:value="-12.566" calcext:value-type="float">
            <text:p>-12.56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9.902" calcext:value-type="float">
            <text:p>-9.902</text:p>
          </table:table-cell>
          <table:covered-table-cell/>
          <table:table-cell/>
          <table:table-cell office:value-type="float" office:value="-10.014" calcext:value-type="float">
            <text:p>-10.01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4.728" calcext:value-type="float">
            <text:p>-4.728</text:p>
          </table:table-cell>
          <table:covered-table-cell/>
          <table:table-cell/>
          <table:table-cell office:value-type="float" office:value="-4.79" calcext:value-type="float">
            <text:p>-4.7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6.49" calcext:value-type="float">
            <text:p>-6.49</text:p>
          </table:table-cell>
          <table:covered-table-cell/>
          <table:table-cell/>
          <table:table-cell office:value-type="float" office:value="-5.806" calcext:value-type="float">
            <text:p>-5.80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4.516" calcext:value-type="float">
            <text:p>-4.516</text:p>
          </table:table-cell>
          <table:covered-table-cell/>
          <table:table-cell office:value-type="string" calcext:value-type="string">
            <text:p>315°</text:p>
          </table:table-cell>
          <table:table-cell office:value-type="float" office:value="-4.004" calcext:value-type="float">
            <text:p>-4.00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.66" calcext:value-type="float">
            <text:p>-2.66</text:p>
          </table:table-cell>
          <table:covered-table-cell/>
          <table:table-cell/>
          <table:table-cell office:value-type="float" office:value="-2.331" calcext:value-type="float">
            <text:p>-2.331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0.206000000000003" calcext:value-type="float">
            <text:p>-0.206</text:p>
          </table:table-cell>
          <table:covered-table-cell/>
          <table:table-cell/>
          <table:table-cell office:value-type="float" office:value="-0.768999999999998" calcext:value-type="float">
            <text:p>-0.76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.223" calcext:value-type="float">
            <text:p>-1.223</text:p>
          </table:table-cell>
          <table:covered-table-cell/>
          <table:table-cell/>
          <table:table-cell office:value-type="float" office:value="-1.093" calcext:value-type="float">
            <text:p>-1.093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.692" calcext:value-type="float">
            <text:p>2.692</text:p>
          </table:table-cell>
          <table:covered-table-cell/>
          <table:table-cell/>
          <table:table-cell office:value-type="float" office:value="2.866" calcext:value-type="float">
            <text:p>2.866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219" calcext:value-type="float">
            <text:p>3.219</text:p>
          </table:table-cell>
          <table:covered-table-cell/>
          <table:table-cell/>
          <table:table-cell office:value-type="float" office:value="3.291" calcext:value-type="float">
            <text:p>3.29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.568" calcext:value-type="float">
            <text:p>2.568</text:p>
          </table:table-cell>
          <table:covered-table-cell/>
          <table:table-cell/>
          <table:table-cell office:value-type="float" office:value="2.247" calcext:value-type="float">
            <text:p>2.24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52" calcext:value-type="float">
            <text:p>3.52</text:p>
          </table:table-cell>
          <table:covered-table-cell/>
          <table:table-cell/>
          <table:table-cell office:value-type="float" office:value="4.16" calcext:value-type="float">
            <text:p>4.16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.896" calcext:value-type="float">
            <text:p>5.896</text:p>
          </table:table-cell>
          <table:covered-table-cell/>
          <table:table-cell/>
          <table:table-cell office:value-type="float" office:value="6.154" calcext:value-type="float">
            <text:p>6.154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006" calcext:value-type="float">
            <text:p>6.006</text:p>
          </table:table-cell>
          <table:covered-table-cell/>
          <table:table-cell/>
          <table:table-cell office:value-type="float" office:value="6.252" calcext:value-type="float">
            <text:p>6.252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384" calcext:value-type="float">
            <text:p>6.384</text:p>
          </table:table-cell>
          <table:covered-table-cell/>
          <table:table-cell/>
          <table:table-cell office:value-type="float" office:value="6.805" calcext:value-type="float">
            <text:p>6.80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405" calcext:value-type="float">
            <text:p>5.405</text:p>
          </table:table-cell>
          <table:covered-table-cell/>
          <table:table-cell/>
          <table:table-cell office:value-type="float" office:value="7.22" calcext:value-type="float">
            <text:p>7.22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.279" calcext:value-type="float">
            <text:p>5.279</text:p>
          </table:table-cell>
          <table:covered-table-cell/>
          <table:table-cell/>
          <table:table-cell office:value-type="float" office:value="6.507" calcext:value-type="float">
            <text:p>6.507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.243" calcext:value-type="float">
            <text:p>5.243</text:p>
          </table:table-cell>
          <table:covered-table-cell/>
          <table:table-cell/>
          <table:table-cell office:value-type="float" office:value="5.599" calcext:value-type="float">
            <text:p>5.599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.433" calcext:value-type="float">
            <text:p>5.433</text:p>
          </table:table-cell>
          <table:covered-table-cell/>
          <table:table-cell/>
          <table:table-cell office:value-type="float" office:value="7.051" calcext:value-type="float">
            <text:p>7.051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.03" calcext:value-type="float">
            <text:p>3.03</text:p>
          </table:table-cell>
          <table:covered-table-cell/>
          <table:table-cell/>
          <table:table-cell office:value-type="float" office:value="5.188" calcext:value-type="float">
            <text:p>5.188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.296" calcext:value-type="float">
            <text:p>2.296</text:p>
          </table:table-cell>
          <table:covered-table-cell/>
          <table:table-cell/>
          <table:table-cell office:value-type="float" office:value="3.575" calcext:value-type="float">
            <text:p>3.575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664" calcext:value-type="float">
            <text:p>1.664</text:p>
          </table:table-cell>
          <table:covered-table-cell/>
          <table:table-cell/>
          <table:table-cell office:value-type="float" office:value="2.706" calcext:value-type="float">
            <text:p>2.706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618000000000002" calcext:value-type="float">
            <text:p>0.618</text:p>
          </table:table-cell>
          <table:covered-table-cell/>
          <table:table-cell office:value-type="string" calcext:value-type="string">
            <text:p>225°</text:p>
          </table:table-cell>
          <table:table-cell office:value-type="float" office:value="1.316" calcext:value-type="float">
            <text:p>1.316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708" calcext:value-type="float">
            <text:p>1.708</text:p>
          </table:table-cell>
          <table:covered-table-cell/>
          <table:table-cell/>
          <table:table-cell office:value-type="float" office:value="1.221" calcext:value-type="float">
            <text:p>1.221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0.457000000000001" calcext:value-type="float">
            <text:p>-0.457</text:p>
          </table:table-cell>
          <table:covered-table-cell/>
          <table:table-cell/>
          <table:table-cell office:value-type="float" office:value="0.207000000000001" calcext:value-type="float">
            <text:p>0.207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822" calcext:value-type="float">
            <text:p>1.822</text:p>
          </table:table-cell>
          <table:covered-table-cell/>
          <table:table-cell/>
          <table:table-cell office:value-type="float" office:value="1.857" calcext:value-type="float">
            <text:p>1.857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0.799" calcext:value-type="float">
            <text:p>-0.799</text:p>
          </table:table-cell>
          <table:covered-table-cell/>
          <table:table-cell/>
          <table:table-cell office:value-type="float" office:value="-0.107999999999997" calcext:value-type="float">
            <text:p>-0.108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658" calcext:value-type="float">
            <text:p>1.658</text:p>
          </table:table-cell>
          <table:covered-table-cell/>
          <table:table-cell/>
          <table:table-cell office:value-type="float" office:value="1.335" calcext:value-type="float">
            <text:p>1.335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.735" calcext:value-type="float">
            <text:p>2.735</text:p>
          </table:table-cell>
          <table:covered-table-cell/>
          <table:table-cell/>
          <table:table-cell office:value-type="float" office:value="2.611" calcext:value-type="float">
            <text:p>2.611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48" calcext:value-type="float">
            <text:p>0.948</text:p>
          </table:table-cell>
          <table:covered-table-cell/>
          <table:table-cell/>
          <table:table-cell office:value-type="float" office:value="1.655" calcext:value-type="float">
            <text:p>1.655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22" calcext:value-type="float">
            <text:p>0.622</text:p>
          </table:table-cell>
          <table:covered-table-cell/>
          <table:table-cell/>
          <table:table-cell office:value-type="float" office:value="2.046" calcext:value-type="float">
            <text:p>2.046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156" calcext:value-type="float">
            <text:p>1.156</text:p>
          </table:table-cell>
          <table:covered-table-cell/>
          <table:table-cell office:value-type="string" calcext:value-type="string">
            <text:p>180°</text:p>
          </table:table-cell>
          <table:table-cell office:value-type="float" office:value="1.156" calcext:value-type="float">
            <text:p>1.156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.046" calcext:value-type="float">
            <text:p>2.046</text:p>
          </table:table-cell>
          <table:covered-table-cell/>
          <table:table-cell/>
          <table:table-cell office:value-type="float" office:value="0.622" calcext:value-type="float">
            <text:p>0.622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655" calcext:value-type="float">
            <text:p>1.655</text:p>
          </table:table-cell>
          <table:covered-table-cell/>
          <table:table-cell/>
          <table:table-cell office:value-type="float" office:value="0.948" calcext:value-type="float">
            <text:p>0.948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.611" calcext:value-type="float">
            <text:p>2.611</text:p>
          </table:table-cell>
          <table:covered-table-cell/>
          <table:table-cell/>
          <table:table-cell office:value-type="float" office:value="2.735" calcext:value-type="float">
            <text:p>2.73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335" calcext:value-type="float">
            <text:p>1.335</text:p>
          </table:table-cell>
          <table:covered-table-cell/>
          <table:table-cell/>
          <table:table-cell office:value-type="float" office:value="1.658" calcext:value-type="float">
            <text:p>1.658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0.107999999999997" calcext:value-type="float">
            <text:p>-0.108</text:p>
          </table:table-cell>
          <table:covered-table-cell/>
          <table:table-cell/>
          <table:table-cell office:value-type="float" office:value="-0.799" calcext:value-type="float">
            <text:p>-0.799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857" calcext:value-type="float">
            <text:p>1.857</text:p>
          </table:table-cell>
          <table:covered-table-cell/>
          <table:table-cell/>
          <table:table-cell office:value-type="float" office:value="1.822" calcext:value-type="float">
            <text:p>1.822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207000000000001" calcext:value-type="float">
            <text:p>0.207</text:p>
          </table:table-cell>
          <table:covered-table-cell/>
          <table:table-cell/>
          <table:table-cell office:value-type="float" office:value="-0.457000000000001" calcext:value-type="float">
            <text:p>-0.457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221" calcext:value-type="float">
            <text:p>1.221</text:p>
          </table:table-cell>
          <table:covered-table-cell/>
          <table:table-cell/>
          <table:table-cell office:value-type="float" office:value="1.708" calcext:value-type="float">
            <text:p>1.708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.316" calcext:value-type="float">
            <text:p>1.316</text:p>
          </table:table-cell>
          <table:covered-table-cell/>
          <table:table-cell office:value-type="string" calcext:value-type="string">
            <text:p>135°</text:p>
          </table:table-cell>
          <table:table-cell office:value-type="float" office:value="0.618000000000002" calcext:value-type="float">
            <text:p>0.618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.706" calcext:value-type="float">
            <text:p>2.706</text:p>
          </table:table-cell>
          <table:covered-table-cell/>
          <table:table-cell/>
          <table:table-cell office:value-type="float" office:value="1.664" calcext:value-type="float">
            <text:p>1.664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.575" calcext:value-type="float">
            <text:p>3.575</text:p>
          </table:table-cell>
          <table:covered-table-cell/>
          <table:table-cell/>
          <table:table-cell office:value-type="float" office:value="2.296" calcext:value-type="float">
            <text:p>2.296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.188" calcext:value-type="float">
            <text:p>5.188</text:p>
          </table:table-cell>
          <table:covered-table-cell/>
          <table:table-cell/>
          <table:table-cell office:value-type="float" office:value="3.03" calcext:value-type="float">
            <text:p>3.03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7.051" calcext:value-type="float">
            <text:p>7.051</text:p>
          </table:table-cell>
          <table:covered-table-cell/>
          <table:table-cell/>
          <table:table-cell office:value-type="float" office:value="5.433" calcext:value-type="float">
            <text:p>5.433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.599" calcext:value-type="float">
            <text:p>5.599</text:p>
          </table:table-cell>
          <table:covered-table-cell/>
          <table:table-cell/>
          <table:table-cell office:value-type="float" office:value="5.243" calcext:value-type="float">
            <text:p>5.243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507" calcext:value-type="float">
            <text:p>6.507</text:p>
          </table:table-cell>
          <table:covered-table-cell/>
          <table:table-cell/>
          <table:table-cell office:value-type="float" office:value="5.279" calcext:value-type="float">
            <text:p>5.279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.22" calcext:value-type="float">
            <text:p>7.22</text:p>
          </table:table-cell>
          <table:covered-table-cell/>
          <table:table-cell/>
          <table:table-cell office:value-type="float" office:value="5.405" calcext:value-type="float">
            <text:p>5.405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805" calcext:value-type="float">
            <text:p>6.805</text:p>
          </table:table-cell>
          <table:covered-table-cell/>
          <table:table-cell/>
          <table:table-cell office:value-type="float" office:value="6.384" calcext:value-type="float">
            <text:p>6.384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252" calcext:value-type="float">
            <text:p>6.252</text:p>
          </table:table-cell>
          <table:covered-table-cell/>
          <table:table-cell/>
          <table:table-cell office:value-type="float" office:value="6.006" calcext:value-type="float">
            <text:p>6.006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154" calcext:value-type="float">
            <text:p>6.154</text:p>
          </table:table-cell>
          <table:covered-table-cell/>
          <table:table-cell/>
          <table:table-cell office:value-type="float" office:value="5.896" calcext:value-type="float">
            <text:p>5.896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.16" calcext:value-type="float">
            <text:p>4.16</text:p>
          </table:table-cell>
          <table:covered-table-cell/>
          <table:table-cell/>
          <table:table-cell office:value-type="float" office:value="3.52" calcext:value-type="float">
            <text:p>3.52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.247" calcext:value-type="float">
            <text:p>2.247</text:p>
          </table:table-cell>
          <table:covered-table-cell/>
          <table:table-cell/>
          <table:table-cell office:value-type="float" office:value="2.568" calcext:value-type="float">
            <text:p>2.568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.291" calcext:value-type="float">
            <text:p>3.291</text:p>
          </table:table-cell>
          <table:covered-table-cell/>
          <table:table-cell/>
          <table:table-cell office:value-type="float" office:value="3.219" calcext:value-type="float">
            <text:p>3.219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.866" calcext:value-type="float">
            <text:p>2.866</text:p>
          </table:table-cell>
          <table:covered-table-cell/>
          <table:table-cell/>
          <table:table-cell office:value-type="float" office:value="2.692" calcext:value-type="float">
            <text:p>2.692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1.093" calcext:value-type="float">
            <text:p>-1.093</text:p>
          </table:table-cell>
          <table:covered-table-cell/>
          <table:table-cell/>
          <table:table-cell office:value-type="float" office:value="-1.223" calcext:value-type="float">
            <text:p>-1.223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0.768999999999998" calcext:value-type="float">
            <text:p>-0.769</text:p>
          </table:table-cell>
          <table:covered-table-cell/>
          <table:table-cell/>
          <table:table-cell office:value-type="float" office:value="-0.206000000000003" calcext:value-type="float">
            <text:p>-0.206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2.331" calcext:value-type="float">
            <text:p>-2.331</text:p>
          </table:table-cell>
          <table:covered-table-cell/>
          <table:table-cell/>
          <table:table-cell office:value-type="float" office:value="-2.66" calcext:value-type="float">
            <text:p>-2.66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4.004" calcext:value-type="float">
            <text:p>-4.004</text:p>
          </table:table-cell>
          <table:covered-table-cell/>
          <table:table-cell office:value-type="string" calcext:value-type="string">
            <text:p>45°</text:p>
          </table:table-cell>
          <table:table-cell office:value-type="float" office:value="-4.516" calcext:value-type="float">
            <text:p>-4.516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5.806" calcext:value-type="float">
            <text:p>-5.806</text:p>
          </table:table-cell>
          <table:covered-table-cell/>
          <table:table-cell/>
          <table:table-cell office:value-type="float" office:value="-6.49" calcext:value-type="float">
            <text:p>-6.49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4.79" calcext:value-type="float">
            <text:p>-4.79</text:p>
          </table:table-cell>
          <table:covered-table-cell/>
          <table:table-cell/>
          <table:table-cell office:value-type="float" office:value="-4.728" calcext:value-type="float">
            <text:p>-4.728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10.014" calcext:value-type="float">
            <text:p>-10.014</text:p>
          </table:table-cell>
          <table:covered-table-cell/>
          <table:table-cell/>
          <table:table-cell office:value-type="float" office:value="-9.902" calcext:value-type="float">
            <text:p>-9.902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2.566" calcext:value-type="float">
            <text:p>-12.566</text:p>
          </table:table-cell>
          <table:covered-table-cell/>
          <table:table-cell/>
          <table:table-cell office:value-type="float" office:value="-11.064" calcext:value-type="float">
            <text:p>-11.064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15.903" calcext:value-type="float">
            <text:p>-15.903</text:p>
          </table:table-cell>
          <table:covered-table-cell/>
          <table:table-cell/>
          <table:table-cell office:value-type="float" office:value="-13.103" calcext:value-type="float">
            <text:p>-13.103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4.306" calcext:value-type="float">
            <text:p>-14.306</text:p>
          </table:table-cell>
          <table:covered-table-cell/>
          <table:table-cell/>
          <table:table-cell office:value-type="float" office:value="-15.912" calcext:value-type="float">
            <text:p>-15.912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11.265" calcext:value-type="float">
            <text:p>-11.265</text:p>
          </table:table-cell>
          <table:covered-table-cell/>
          <table:table-cell/>
          <table:table-cell office:value-type="float" office:value="-14.035" calcext:value-type="float">
            <text:p>-14.035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4.368" calcext:value-type="float">
            <text:p>-14.368</text:p>
          </table:table-cell>
          <table:covered-table-cell/>
          <table:table-cell/>
          <table:table-cell office:value-type="float" office:value="-14.531" calcext:value-type="float">
            <text:p>-14.531</text:p>
          </table:table-cell>
          <table:table-cell table:number-columns-repeated="3"/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511" calcext:value-type="float">
            <text:p>-7.511</text:p>
          </table:table-cell>
          <table:table-cell office:value-type="string" calcext:value-type="string" table:number-columns-spanned="1" table:number-rows-spanned="72">
            <text:p><text:span text:style-name="T1">-7.511</text:span></text:p>
            <text:p><text:span text:style-name="T1">0.645</text:span></text:p>
            <text:p><text:span text:style-name="T1">-0.533</text:span></text:p>
            <text:p><text:span text:style-name="T1">2.045</text:span></text:p>
            <text:p><text:span text:style-name="T1">-1.529</text:span></text:p>
            <text:p><text:span text:style-name="T1">2.65</text:span></text:p>
            <text:p><text:span text:style-name="T1">3.513</text:span></text:p>
            <text:p><text:span text:style-name="T1">4.578</text:span></text:p>
            <text:p><text:span text:style-name="T1">1.474</text:span></text:p>
            <text:p><text:span text:style-name="T1">-1.957</text:span></text:p>
            <text:p><text:span text:style-name="T1">1.98</text:span></text:p>
            <text:p><text:span text:style-name="T1">3.386</text:span></text:p>
            <text:p><text:span text:style-name="T1">3.132</text:span></text:p>
            <text:p><text:span text:style-name="T1">5.118</text:span></text:p>
            <text:p><text:span text:style-name="T1">4.554</text:span></text:p>
            <text:p><text:span text:style-name="T1">5.512</text:span></text:p>
            <text:p><text:span text:style-name="T1">1.25</text:span></text:p>
            <text:p><text:span text:style-name="T1">-5.741</text:span></text:p>
            <text:p><text:span text:style-name="T1">-13.079</text:span></text:p>
            <text:p><text:span text:style-name="T1">-21.644</text:span></text:p>
            <text:p><text:span text:style-name="T1">-11.457</text:span></text:p>
            <text:p><text:span text:style-name="T1">-7.849</text:span></text:p>
            <text:p><text:span text:style-name="T1">-15.997</text:span></text:p>
            <text:p><text:span text:style-name="T1">-5.027</text:span></text:p>
            <text:p><text:span text:style-name="T1">-8.411</text:span></text:p>
            <text:p><text:span text:style-name="T1">-11.963</text:span></text:p>
            <text:p><text:span text:style-name="T1">-17.08</text:span></text:p>
            <text:p><text:span text:style-name="T1">-16.393</text:span></text:p>
            <text:p><text:span text:style-name="T1">-14.583</text:span></text:p>
            <text:p><text:span text:style-name="T1">-19.847</text:span></text:p>
            <text:p><text:span text:style-name="T1">-22.671</text:span></text:p>
            <text:p><text:span text:style-name="T1">-17.155</text:span></text:p>
            <text:p><text:span text:style-name="T1">-12.84</text:span></text:p>
            <text:p><text:span text:style-name="T1">-15.232</text:span></text:p>
            <text:p><text:span text:style-name="T1">-10.718</text:span></text:p>
            <text:p><text:span text:style-name="T1">-18.782</text:span></text:p>
            <text:p><text:span text:style-name="T1">-13.913</text:span></text:p>
            <text:p><text:span text:style-name="T1">-21.733</text:span></text:p>
            <text:p><text:span text:style-name="T1">-19.132</text:span></text:p>
            <text:p><text:span text:style-name="T1">-15.297</text:span></text:p>
            <text:p><text:span text:style-name="T1">-12.37</text:span></text:p>
            <text:p><text:span text:style-name="T1">-12.021</text:span></text:p>
            <text:p><text:span text:style-name="T1">-14.511</text:span></text:p>
            <text:p><text:span text:style-name="T1">-17.192</text:span></text:p>
            <text:p><text:span text:style-name="T1">-8.987</text:span></text:p>
            <text:p><text:span text:style-name="T1">-14.591</text:span></text:p>
            <text:p><text:span text:style-name="T1">-15.151</text:span></text:p>
            <text:p><text:span text:style-name="T1">-10.154</text:span></text:p>
            <text:p><text:span text:style-name="T1">-9.806</text:span></text:p>
            <text:p><text:span text:style-name="T1">-12.281</text:span></text:p>
            <text:p><text:span text:style-name="T1">-9.161</text:span></text:p>
            <text:p><text:span text:style-name="T1">-5.829</text:span></text:p>
            <text:p><text:span text:style-name="T1">-4.906</text:span></text:p>
            <text:p><text:span text:style-name="T1">-1.043</text:span></text:p>
            <text:p><text:span text:style-name="T1">1.071</text:span></text:p>
            <text:p><text:span text:style-name="T1">3.472</text:span></text:p>
            <text:p><text:span text:style-name="T1">5.357</text:span></text:p>
            <text:p><text:span text:style-name="T1">5.714</text:span></text:p>
            <text:p><text:span text:style-name="T1">4.866</text:span></text:p>
            <text:p><text:span text:style-name="T1">2.122</text:span></text:p>
            <text:p><text:span text:style-name="T1">2.537</text:span></text:p>
            <text:p><text:span text:style-name="T1">3.651</text:span></text:p>
            <text:p><text:span text:style-name="T1">2.651</text:span></text:p>
            <text:p><text:span text:style-name="T1">2.034</text:span></text:p>
            <text:p><text:span text:style-name="T1">1.49</text:span></text:p>
            <text:p><text:span text:style-name="T1">5.576</text:span></text:p>
            <text:p><text:span text:style-name="T1">2.977</text:span></text:p>
            <text:p><text:span text:style-name="T1">-4.925</text:span></text:p>
            <text:p><text:span text:style-name="T1">1.521</text:span></text:p>
            <text:p><text:span text:style-name="T1">1.927</text:span></text:p>
            <text:p><text:span text:style-name="T1">-22.197</text:span></text:p>
            <text:p><text:span text:style-name="T1">-10.217</text:span></text:p>
            <text:p><text:span text:style-name="T1"/></text:p>
          </table:table-cell>
          <table:table-cell office:value-type="string" calcext:value-type="string">
            <text:p>0°</text:p>
          </table:table-cell>
          <table:table-cell office:value-type="float" office:value="-7.511" calcext:value-type="float">
            <text:p>-7.51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45000000000003" calcext:value-type="float">
            <text:p>0.645</text:p>
          </table:table-cell>
          <table:covered-table-cell/>
          <table:table-cell/>
          <table:table-cell office:value-type="float" office:value="-10.217" calcext:value-type="float">
            <text:p>-10.21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533000000000001" calcext:value-type="float">
            <text:p>-0.533</text:p>
          </table:table-cell>
          <table:covered-table-cell/>
          <table:table-cell/>
          <table:table-cell office:value-type="float" office:value="-22.197" calcext:value-type="float">
            <text:p>-22.19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045" calcext:value-type="float">
            <text:p>2.045</text:p>
          </table:table-cell>
          <table:covered-table-cell/>
          <table:table-cell/>
          <table:table-cell office:value-type="float" office:value="1.927" calcext:value-type="float">
            <text:p>1.92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.529" calcext:value-type="float">
            <text:p>-1.529</text:p>
          </table:table-cell>
          <table:covered-table-cell/>
          <table:table-cell/>
          <table:table-cell office:value-type="float" office:value="1.521" calcext:value-type="float">
            <text:p>1.52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65" calcext:value-type="float">
            <text:p>2.65</text:p>
          </table:table-cell>
          <table:covered-table-cell/>
          <table:table-cell/>
          <table:table-cell office:value-type="float" office:value="-4.925" calcext:value-type="float">
            <text:p>-4.92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513" calcext:value-type="float">
            <text:p>3.513</text:p>
          </table:table-cell>
          <table:covered-table-cell/>
          <table:table-cell/>
          <table:table-cell office:value-type="float" office:value="2.977" calcext:value-type="float">
            <text:p>2.97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.578" calcext:value-type="float">
            <text:p>4.578</text:p>
          </table:table-cell>
          <table:covered-table-cell/>
          <table:table-cell/>
          <table:table-cell office:value-type="float" office:value="5.576" calcext:value-type="float">
            <text:p>5.57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474" calcext:value-type="float">
            <text:p>1.474</text:p>
          </table:table-cell>
          <table:covered-table-cell/>
          <table:table-cell/>
          <table:table-cell office:value-type="float" office:value="1.49" calcext:value-type="float">
            <text:p>1.4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.957" calcext:value-type="float">
            <text:p>-1.957</text:p>
          </table:table-cell>
          <table:covered-table-cell/>
          <table:table-cell office:value-type="string" calcext:value-type="string">
            <text:p>-45°</text:p>
          </table:table-cell>
          <table:table-cell office:value-type="float" office:value="2.034" calcext:value-type="float">
            <text:p>2.03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98" calcext:value-type="float">
            <text:p>1.98</text:p>
          </table:table-cell>
          <table:covered-table-cell/>
          <table:table-cell/>
          <table:table-cell office:value-type="float" office:value="2.651" calcext:value-type="float">
            <text:p>2.651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.386" calcext:value-type="float">
            <text:p>3.386</text:p>
          </table:table-cell>
          <table:covered-table-cell/>
          <table:table-cell/>
          <table:table-cell office:value-type="float" office:value="3.651" calcext:value-type="float">
            <text:p>3.65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132" calcext:value-type="float">
            <text:p>3.132</text:p>
          </table:table-cell>
          <table:covered-table-cell/>
          <table:table-cell/>
          <table:table-cell office:value-type="float" office:value="2.537" calcext:value-type="float">
            <text:p>2.537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.118" calcext:value-type="float">
            <text:p>5.118</text:p>
          </table:table-cell>
          <table:covered-table-cell/>
          <table:table-cell/>
          <table:table-cell office:value-type="float" office:value="2.122" calcext:value-type="float">
            <text:p>2.122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554" calcext:value-type="float">
            <text:p>4.554</text:p>
          </table:table-cell>
          <table:covered-table-cell/>
          <table:table-cell/>
          <table:table-cell office:value-type="float" office:value="4.866" calcext:value-type="float">
            <text:p>4.866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.512" calcext:value-type="float">
            <text:p>5.512</text:p>
          </table:table-cell>
          <table:covered-table-cell/>
          <table:table-cell/>
          <table:table-cell office:value-type="float" office:value="5.714" calcext:value-type="float">
            <text:p>5.714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25" calcext:value-type="float">
            <text:p>1.25</text:p>
          </table:table-cell>
          <table:covered-table-cell/>
          <table:table-cell/>
          <table:table-cell office:value-type="float" office:value="5.357" calcext:value-type="float">
            <text:p>5.357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5.741" calcext:value-type="float">
            <text:p>-5.741</text:p>
          </table:table-cell>
          <table:covered-table-cell/>
          <table:table-cell/>
          <table:table-cell office:value-type="float" office:value="3.472" calcext:value-type="float">
            <text:p>3.47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3.079" calcext:value-type="float">
            <text:p>-13.079</text:p>
          </table:table-cell>
          <table:covered-table-cell/>
          <table:table-cell/>
          <table:table-cell office:value-type="float" office:value="1.071" calcext:value-type="float">
            <text:p>1.07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21.644" calcext:value-type="float">
            <text:p>-21.644</text:p>
          </table:table-cell>
          <table:covered-table-cell/>
          <table:table-cell/>
          <table:table-cell office:value-type="float" office:value="-1.043" calcext:value-type="float">
            <text:p>-1.04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1.457" calcext:value-type="float">
            <text:p>-11.457</text:p>
          </table:table-cell>
          <table:covered-table-cell/>
          <table:table-cell/>
          <table:table-cell office:value-type="float" office:value="-4.906" calcext:value-type="float">
            <text:p>-4.906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7.849" calcext:value-type="float">
            <text:p>-7.849</text:p>
          </table:table-cell>
          <table:covered-table-cell/>
          <table:table-cell/>
          <table:table-cell office:value-type="float" office:value="-5.829" calcext:value-type="float">
            <text:p>-5.829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5.997" calcext:value-type="float">
            <text:p>-15.997</text:p>
          </table:table-cell>
          <table:covered-table-cell/>
          <table:table-cell/>
          <table:table-cell office:value-type="float" office:value="-9.161" calcext:value-type="float">
            <text:p>-9.161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5.027" calcext:value-type="float">
            <text:p>-5.027</text:p>
          </table:table-cell>
          <table:covered-table-cell/>
          <table:table-cell/>
          <table:table-cell office:value-type="float" office:value="-12.281" calcext:value-type="float">
            <text:p>-12.281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8.411" calcext:value-type="float">
            <text:p>-8.411</text:p>
          </table:table-cell>
          <table:covered-table-cell/>
          <table:table-cell/>
          <table:table-cell office:value-type="float" office:value="-9.806" calcext:value-type="float">
            <text:p>-9.806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1.963" calcext:value-type="float">
            <text:p>-11.963</text:p>
          </table:table-cell>
          <table:covered-table-cell/>
          <table:table-cell/>
          <table:table-cell office:value-type="float" office:value="-10.154" calcext:value-type="float">
            <text:p>-10.154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7.08" calcext:value-type="float">
            <text:p>-17.08</text:p>
          </table:table-cell>
          <table:covered-table-cell/>
          <table:table-cell/>
          <table:table-cell office:value-type="float" office:value="-15.151" calcext:value-type="float">
            <text:p>-15.151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6.393" calcext:value-type="float">
            <text:p>-16.393</text:p>
          </table:table-cell>
          <table:covered-table-cell/>
          <table:table-cell office:value-type="string" calcext:value-type="string">
            <text:p>-135°</text:p>
          </table:table-cell>
          <table:table-cell office:value-type="float" office:value="-14.591" calcext:value-type="float">
            <text:p>-14.591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4.583" calcext:value-type="float">
            <text:p>-14.583</text:p>
          </table:table-cell>
          <table:covered-table-cell/>
          <table:table-cell/>
          <table:table-cell office:value-type="float" office:value="-8.987" calcext:value-type="float">
            <text:p>-8.987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9.847" calcext:value-type="float">
            <text:p>-19.847</text:p>
          </table:table-cell>
          <table:covered-table-cell/>
          <table:table-cell/>
          <table:table-cell office:value-type="float" office:value="-17.192" calcext:value-type="float">
            <text:p>-17.192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22.671" calcext:value-type="float">
            <text:p>-22.671</text:p>
          </table:table-cell>
          <table:covered-table-cell/>
          <table:table-cell/>
          <table:table-cell office:value-type="float" office:value="-14.511" calcext:value-type="float">
            <text:p>-14.511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7.155" calcext:value-type="float">
            <text:p>-17.155</text:p>
          </table:table-cell>
          <table:covered-table-cell/>
          <table:table-cell/>
          <table:table-cell office:value-type="float" office:value="-12.021" calcext:value-type="float">
            <text:p>-12.021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2.84" calcext:value-type="float">
            <text:p>-12.84</text:p>
          </table:table-cell>
          <table:covered-table-cell/>
          <table:table-cell/>
          <table:table-cell office:value-type="float" office:value="-12.37" calcext:value-type="float">
            <text:p>-12.37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5.232" calcext:value-type="float">
            <text:p>-15.232</text:p>
          </table:table-cell>
          <table:covered-table-cell/>
          <table:table-cell/>
          <table:table-cell office:value-type="float" office:value="-15.297" calcext:value-type="float">
            <text:p>-15.297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0.718" calcext:value-type="float">
            <text:p>-10.718</text:p>
          </table:table-cell>
          <table:covered-table-cell/>
          <table:table-cell/>
          <table:table-cell office:value-type="float" office:value="-19.132" calcext:value-type="float">
            <text:p>-19.132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8.782" calcext:value-type="float">
            <text:p>-18.782</text:p>
          </table:table-cell>
          <table:covered-table-cell/>
          <table:table-cell/>
          <table:table-cell office:value-type="float" office:value="-21.733" calcext:value-type="float">
            <text:p>-21.733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3.913" calcext:value-type="float">
            <text:p>-13.913</text:p>
          </table:table-cell>
          <table:covered-table-cell/>
          <table:table-cell office:value-type="string" calcext:value-type="string">
            <text:p>180°</text:p>
          </table:table-cell>
          <table:table-cell office:value-type="float" office:value="-13.913" calcext:value-type="float">
            <text:p>-13.913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21.733" calcext:value-type="float">
            <text:p>-21.733</text:p>
          </table:table-cell>
          <table:covered-table-cell/>
          <table:table-cell/>
          <table:table-cell office:value-type="float" office:value="-18.782" calcext:value-type="float">
            <text:p>-18.782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19.132" calcext:value-type="float">
            <text:p>-19.132</text:p>
          </table:table-cell>
          <table:covered-table-cell/>
          <table:table-cell/>
          <table:table-cell office:value-type="float" office:value="-10.718" calcext:value-type="float">
            <text:p>-10.718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5.297" calcext:value-type="float">
            <text:p>-15.297</text:p>
          </table:table-cell>
          <table:covered-table-cell/>
          <table:table-cell/>
          <table:table-cell office:value-type="float" office:value="-15.232" calcext:value-type="float">
            <text:p>-15.232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2.37" calcext:value-type="float">
            <text:p>-12.37</text:p>
          </table:table-cell>
          <table:covered-table-cell/>
          <table:table-cell/>
          <table:table-cell office:value-type="float" office:value="-12.84" calcext:value-type="float">
            <text:p>-12.84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2.021" calcext:value-type="float">
            <text:p>-12.021</text:p>
          </table:table-cell>
          <table:covered-table-cell/>
          <table:table-cell/>
          <table:table-cell office:value-type="float" office:value="-17.155" calcext:value-type="float">
            <text:p>-17.155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4.511" calcext:value-type="float">
            <text:p>-14.511</text:p>
          </table:table-cell>
          <table:covered-table-cell/>
          <table:table-cell/>
          <table:table-cell office:value-type="float" office:value="-22.671" calcext:value-type="float">
            <text:p>-22.671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7.192" calcext:value-type="float">
            <text:p>-17.192</text:p>
          </table:table-cell>
          <table:covered-table-cell/>
          <table:table-cell/>
          <table:table-cell office:value-type="float" office:value="-19.847" calcext:value-type="float">
            <text:p>-19.847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8.987" calcext:value-type="float">
            <text:p>-8.987</text:p>
          </table:table-cell>
          <table:covered-table-cell/>
          <table:table-cell/>
          <table:table-cell office:value-type="float" office:value="-14.583" calcext:value-type="float">
            <text:p>-14.583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4.591" calcext:value-type="float">
            <text:p>-14.591</text:p>
          </table:table-cell>
          <table:covered-table-cell/>
          <table:table-cell office:value-type="string" calcext:value-type="string">
            <text:p>135°</text:p>
          </table:table-cell>
          <table:table-cell office:value-type="float" office:value="-16.393" calcext:value-type="float">
            <text:p>-16.393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5.151" calcext:value-type="float">
            <text:p>-15.151</text:p>
          </table:table-cell>
          <table:covered-table-cell/>
          <table:table-cell/>
          <table:table-cell office:value-type="float" office:value="-17.08" calcext:value-type="float">
            <text:p>-17.08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0.154" calcext:value-type="float">
            <text:p>-10.154</text:p>
          </table:table-cell>
          <table:covered-table-cell/>
          <table:table-cell/>
          <table:table-cell office:value-type="float" office:value="-11.963" calcext:value-type="float">
            <text:p>-11.963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9.806" calcext:value-type="float">
            <text:p>-9.806</text:p>
          </table:table-cell>
          <table:covered-table-cell/>
          <table:table-cell/>
          <table:table-cell office:value-type="float" office:value="-8.411" calcext:value-type="float">
            <text:p>-8.411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2.281" calcext:value-type="float">
            <text:p>-12.281</text:p>
          </table:table-cell>
          <table:covered-table-cell/>
          <table:table-cell/>
          <table:table-cell office:value-type="float" office:value="-5.027" calcext:value-type="float">
            <text:p>-5.027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9.161" calcext:value-type="float">
            <text:p>-9.161</text:p>
          </table:table-cell>
          <table:covered-table-cell/>
          <table:table-cell/>
          <table:table-cell office:value-type="float" office:value="-15.997" calcext:value-type="float">
            <text:p>-15.997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5.829" calcext:value-type="float">
            <text:p>-5.829</text:p>
          </table:table-cell>
          <table:covered-table-cell/>
          <table:table-cell/>
          <table:table-cell office:value-type="float" office:value="-7.849" calcext:value-type="float">
            <text:p>-7.849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4.906" calcext:value-type="float">
            <text:p>-4.906</text:p>
          </table:table-cell>
          <table:covered-table-cell/>
          <table:table-cell/>
          <table:table-cell office:value-type="float" office:value="-11.457" calcext:value-type="float">
            <text:p>-11.457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.043" calcext:value-type="float">
            <text:p>-1.043</text:p>
          </table:table-cell>
          <table:covered-table-cell/>
          <table:table-cell/>
          <table:table-cell office:value-type="float" office:value="-21.644" calcext:value-type="float">
            <text:p>-21.644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.071" calcext:value-type="float">
            <text:p>1.071</text:p>
          </table:table-cell>
          <table:covered-table-cell/>
          <table:table-cell/>
          <table:table-cell office:value-type="float" office:value="-13.079" calcext:value-type="float">
            <text:p>-13.079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.472" calcext:value-type="float">
            <text:p>3.472</text:p>
          </table:table-cell>
          <table:covered-table-cell/>
          <table:table-cell/>
          <table:table-cell office:value-type="float" office:value="-5.741" calcext:value-type="float">
            <text:p>-5.741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.357" calcext:value-type="float">
            <text:p>5.357</text:p>
          </table:table-cell>
          <table:covered-table-cell/>
          <table:table-cell/>
          <table:table-cell office:value-type="float" office:value="1.25" calcext:value-type="float">
            <text:p>1.25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.714" calcext:value-type="float">
            <text:p>5.714</text:p>
          </table:table-cell>
          <table:covered-table-cell/>
          <table:table-cell/>
          <table:table-cell office:value-type="float" office:value="5.512" calcext:value-type="float">
            <text:p>5.512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.866" calcext:value-type="float">
            <text:p>4.866</text:p>
          </table:table-cell>
          <table:covered-table-cell/>
          <table:table-cell/>
          <table:table-cell office:value-type="float" office:value="4.554" calcext:value-type="float">
            <text:p>4.554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.122" calcext:value-type="float">
            <text:p>2.122</text:p>
          </table:table-cell>
          <table:covered-table-cell/>
          <table:table-cell/>
          <table:table-cell office:value-type="float" office:value="5.118" calcext:value-type="float">
            <text:p>5.11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537" calcext:value-type="float">
            <text:p>2.537</text:p>
          </table:table-cell>
          <table:covered-table-cell/>
          <table:table-cell/>
          <table:table-cell office:value-type="float" office:value="3.132" calcext:value-type="float">
            <text:p>3.132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.651" calcext:value-type="float">
            <text:p>3.651</text:p>
          </table:table-cell>
          <table:covered-table-cell/>
          <table:table-cell/>
          <table:table-cell office:value-type="float" office:value="3.386" calcext:value-type="float">
            <text:p>3.386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.651" calcext:value-type="float">
            <text:p>2.651</text:p>
          </table:table-cell>
          <table:covered-table-cell/>
          <table:table-cell/>
          <table:table-cell office:value-type="float" office:value="1.98" calcext:value-type="float">
            <text:p>1.98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.034" calcext:value-type="float">
            <text:p>2.034</text:p>
          </table:table-cell>
          <table:covered-table-cell/>
          <table:table-cell office:value-type="string" calcext:value-type="string">
            <text:p>45°</text:p>
          </table:table-cell>
          <table:table-cell office:value-type="float" office:value="-1.957" calcext:value-type="float">
            <text:p>-1.957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.49" calcext:value-type="float">
            <text:p>1.49</text:p>
          </table:table-cell>
          <table:covered-table-cell/>
          <table:table-cell/>
          <table:table-cell office:value-type="float" office:value="1.474" calcext:value-type="float">
            <text:p>1.474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.576" calcext:value-type="float">
            <text:p>5.576</text:p>
          </table:table-cell>
          <table:covered-table-cell/>
          <table:table-cell/>
          <table:table-cell office:value-type="float" office:value="4.578" calcext:value-type="float">
            <text:p>4.578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.977" calcext:value-type="float">
            <text:p>2.977</text:p>
          </table:table-cell>
          <table:covered-table-cell/>
          <table:table-cell/>
          <table:table-cell office:value-type="float" office:value="3.513" calcext:value-type="float">
            <text:p>3.513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4.925" calcext:value-type="float">
            <text:p>-4.925</text:p>
          </table:table-cell>
          <table:covered-table-cell/>
          <table:table-cell/>
          <table:table-cell office:value-type="float" office:value="2.65" calcext:value-type="float">
            <text:p>2.65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.521" calcext:value-type="float">
            <text:p>1.521</text:p>
          </table:table-cell>
          <table:covered-table-cell/>
          <table:table-cell/>
          <table:table-cell office:value-type="float" office:value="-1.529" calcext:value-type="float">
            <text:p>-1.529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.927" calcext:value-type="float">
            <text:p>1.927</text:p>
          </table:table-cell>
          <table:covered-table-cell/>
          <table:table-cell/>
          <table:table-cell office:value-type="float" office:value="2.045" calcext:value-type="float">
            <text:p>2.045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22.197" calcext:value-type="float">
            <text:p>-22.197</text:p>
          </table:table-cell>
          <table:covered-table-cell/>
          <table:table-cell/>
          <table:table-cell office:value-type="float" office:value="-0.533000000000001" calcext:value-type="float">
            <text:p>-0.533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0.217" calcext:value-type="float">
            <text:p>-10.217</text:p>
          </table:table-cell>
          <table:covered-table-cell/>
          <table:table-cell/>
          <table:table-cell office:value-type="float" office:value="0.645000000000003" calcext:value-type="float">
            <text:p>0.645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Default Dataset'.D161:'Default Dataset'.E23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20:12:20.7225729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6-06T20:13:44.912756183</dc:date>
    <meta:editing-duration>PT1H56M44S</meta:editing-duration>
    <meta:editing-cycles>11</meta:editing-cycles>
    <meta:document-statistic meta:table-count="1" meta:cell-count="4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4" style:family="chart" style:data-style-name="N0">
      <style:chart-properties chart:display-label="true" chart:logarithmic="false" chart:minimum="-20" chart:maximum="10" chart:origin="0" chart:interval-major="5" chart:reverse-direction="false" text:line-break="false" loext:try-staggering-first="tru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43cm" svg:height="18.619cm" xlink:href=".." xlink:type="simple" chart:class="chart:radar" chart:style-name="ch1">
        <chart:plot-area chart:style-name="ch2" table:cell-range-address="'Default Dataset'.D8:'Default Dataset'.E79" chart:data-source-has-labels="column" svg:x="0.306cm" svg:y="0.372cm" svg:width="14.731cm" svg:height="17.875cm">
          <chartooo:coordinate-region svg:x="0.704cm" svg:y="2.342cm" svg:width="13.935cm" svg:height="13.935cm"/>
          <chart:axis chart:dimension="x" chart:name="primary-x" chart:style-name="ch3" chartooo:axis-type="auto">
            <chartooo:date-scale/>
            <chart:categories table:cell-range-address="'Default Dataset'.D8:'Default Dataset'.D7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efault Dataset'.E8:'Default Dataset'.E79" chart:class="chart:radar">
            <chart:data-point chart:repeated="7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0°</text:p>
                <draw:g>
                  <svg:desc>'Default Dataset'.D8:'Default Dataset'.D79</svg:desc>
                </draw:g>
              </table:table-cell>
              <table:table-cell office:value-type="float" office:value="-14.962">
                <text:p>-14.962</text:p>
                <draw:g>
                  <svg:desc>'Default Dataset'.E8:'Default Dataset'.E79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.368">
                <text:p>-14.3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265">
                <text:p>-11.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.306">
                <text:p>-14.3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.903">
                <text:p>-15.9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566">
                <text:p>-12.5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.014">
                <text:p>-10.0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.79">
                <text:p>-4.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.806">
                <text:p>-5.806</text:p>
              </table:table-cell>
            </table:table-row>
            <table:table-row>
              <table:table-cell office:value-type="string">
                <text:p>315°</text:p>
              </table:table-cell>
              <table:table-cell office:value-type="float" office:value="-4.004">
                <text:p>-4.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331">
                <text:p>-2.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768999999999998">
                <text:p>-0.76899999999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093">
                <text:p>-1.0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66">
                <text:p>2.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91">
                <text:p>3.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47">
                <text:p>2.2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154">
                <text:p>6.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252">
                <text:p>6.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805">
                <text:p>6.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22">
                <text:p>7.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507">
                <text:p>6.5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99">
                <text:p>5.5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051">
                <text:p>7.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88">
                <text:p>5.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75">
                <text:p>3.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06">
                <text:p>2.706</text:p>
              </table:table-cell>
            </table:table-row>
            <table:table-row>
              <table:table-cell office:value-type="string">
                <text:p>225°</text:p>
              </table:table-cell>
              <table:table-cell office:value-type="float" office:value="1.316">
                <text:p>1.3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21">
                <text:p>1.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07000000000001">
                <text:p>0.207000000000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57">
                <text:p>1.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107999999999997">
                <text:p>-0.10799999999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35">
                <text:p>1.3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11">
                <text:p>2.6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55">
                <text:p>1.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46">
                <text:p>2.046</text:p>
              </table:table-cell>
            </table:table-row>
            <table:table-row>
              <table:table-cell office:value-type="string">
                <text:p>180°</text:p>
              </table:table-cell>
              <table:table-cell office:value-type="float" office:value="1.156">
                <text:p>1.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2">
                <text:p>0.6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8">
                <text:p>0.9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35">
                <text:p>2.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58">
                <text:p>1.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799">
                <text:p>-0.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22">
                <text:p>1.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457000000000001">
                <text:p>-0.457000000000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08">
                <text:p>1.708</text:p>
              </table:table-cell>
            </table:table-row>
            <table:table-row>
              <table:table-cell office:value-type="string">
                <text:p>135°</text:p>
              </table:table-cell>
              <table:table-cell office:value-type="float" office:value="0.618000000000002">
                <text:p>0.618000000000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64">
                <text:p>1.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96">
                <text:p>2.2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33">
                <text:p>5.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43">
                <text:p>5.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79">
                <text:p>5.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05">
                <text:p>5.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384">
                <text:p>6.3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006">
                <text:p>6.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96">
                <text:p>5.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68">
                <text:p>2.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19">
                <text:p>3.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92">
                <text:p>2.6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223">
                <text:p>-1.2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206000000000003">
                <text:p>-0.2060000000000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66">
                <text:p>-2.66</text:p>
              </table:table-cell>
            </table:table-row>
            <table:table-row>
              <table:table-cell office:value-type="string">
                <text:p>45°</text:p>
              </table:table-cell>
              <table:table-cell office:value-type="float" office:value="-4.516">
                <text:p>-4.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.49">
                <text:p>-6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.728">
                <text:p>-4.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.902">
                <text:p>-9.9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064">
                <text:p>-11.0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.103">
                <text:p>-13.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.912">
                <text:p>-15.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.035">
                <text:p>-14.0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.531">
                <text:p>-14.5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4" style:family="chart" style:data-style-name="N0">
      <style:chart-properties chart:display-label="true" chart:logarithmic="false" chart:minimum="-40" chart:maximum="10" chart:origin="0" chart:interval-major="10" chart:reverse-direction="false" text:line-break="false" loext:try-staggering-first="tru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43cm" svg:height="18.619cm" xlink:href=".." xlink:type="simple" chart:class="chart:radar" chart:style-name="ch1">
        <chart:plot-area chart:style-name="ch2" table:cell-range-address="'Default Dataset'.D87:'Default Dataset'.E158" chart:data-source-has-labels="column" svg:x="0.306cm" svg:y="0.372cm" svg:width="14.731cm" svg:height="17.875cm">
          <chartooo:coordinate-region svg:x="0.947cm" svg:y="2.479cm" svg:width="13.661cm" svg:height="13.661cm"/>
          <chart:axis chart:dimension="x" chart:name="primary-x" chart:style-name="ch3" chartooo:axis-type="auto">
            <chartooo:date-scale/>
            <chart:categories table:cell-range-address="'Default Dataset'.D87:'Default Dataset'.D15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efault Dataset'.E87:'Default Dataset'.E158" chart:class="chart:radar">
            <chart:data-point chart:repeated="7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0°</text:p>
                <draw:g>
                  <svg:desc>'Default Dataset'.D87:'Default Dataset'.D158</svg:desc>
                </draw:g>
              </table:table-cell>
              <table:table-cell office:value-type="float" office:value="-7.511">
                <text:p>-7.511</text:p>
                <draw:g>
                  <svg:desc>'Default Dataset'.E87:'Default Dataset'.E15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.217">
                <text:p>-10.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197">
                <text:p>-22.1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927">
                <text:p>1.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21">
                <text:p>1.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.925">
                <text:p>-4.9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977">
                <text:p>2.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76">
                <text:p>5.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-45°</text:p>
              </table:table-cell>
              <table:table-cell office:value-type="float" office:value="2.034">
                <text:p>2.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51">
                <text:p>2.6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51">
                <text:p>3.6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37">
                <text:p>2.5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22">
                <text:p>2.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66">
                <text:p>4.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14">
                <text:p>5.7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57">
                <text:p>5.3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72">
                <text:p>3.4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71">
                <text:p>1.0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043">
                <text:p>-1.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.906">
                <text:p>-4.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.829">
                <text:p>-5.8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.161">
                <text:p>-9.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281">
                <text:p>-12.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.806">
                <text:p>-9.8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.154">
                <text:p>-10.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.151">
                <text:p>-15.151</text:p>
              </table:table-cell>
            </table:table-row>
            <table:table-row>
              <table:table-cell office:value-type="string">
                <text:p>-135°</text:p>
              </table:table-cell>
              <table:table-cell office:value-type="float" office:value="-14.591">
                <text:p>-14.5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.987">
                <text:p>-8.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192">
                <text:p>-17.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.511">
                <text:p>-14.5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021">
                <text:p>-12.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37">
                <text:p>-12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.297">
                <text:p>-15.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.132">
                <text:p>-19.1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1.733">
                <text:p>-21.733</text:p>
              </table:table-cell>
            </table:table-row>
            <table:table-row>
              <table:table-cell office:value-type="string">
                <text:p>180°</text:p>
              </table:table-cell>
              <table:table-cell office:value-type="float" office:value="-13.913">
                <text:p>-13.9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8.782">
                <text:p>-18.7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0.718">
                <text:p>-10.7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.232">
                <text:p>-15.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84">
                <text:p>-12.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155">
                <text:p>-17.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671">
                <text:p>-22.6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.847">
                <text:p>-19.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.583">
                <text:p>-14.583</text:p>
              </table:table-cell>
            </table:table-row>
            <table:table-row>
              <table:table-cell office:value-type="string">
                <text:p>135°</text:p>
              </table:table-cell>
              <table:table-cell office:value-type="float" office:value="-16.393">
                <text:p>-16.3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08">
                <text:p>-17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963">
                <text:p>-11.9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8.411">
                <text:p>-8.4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.027">
                <text:p>-5.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.997">
                <text:p>-15.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.849">
                <text:p>-7.8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457">
                <text:p>-11.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1.644">
                <text:p>-21.6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.079">
                <text:p>-13.0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.741">
                <text:p>-5.7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12">
                <text:p>5.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54">
                <text:p>4.5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18">
                <text:p>5.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132">
                <text:p>3.1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86">
                <text:p>3.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5°</text:p>
              </table:table-cell>
              <table:table-cell office:value-type="float" office:value="-1.957">
                <text:p>-1.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74">
                <text:p>1.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78">
                <text:p>4.5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13">
                <text:p>3.5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529">
                <text:p>-1.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45">
                <text:p>2.0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533000000000001">
                <text:p>-0.533000000000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5000000000003">
                <text:p>0.6450000000000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